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SessionProviderImpl.attachSession( Webdav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vSessionProviderImpl.releaseSession( Webdav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vSessionProviderImpl.DavSessionProviderImpl( Repository rep , SessionProvider ses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